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811cm"/>
    </style:style>
    <style:style style:name="co3" style:family="table-column">
      <style:table-column-properties fo:break-before="auto" style:column-width="7.8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cénario utilisateur</text:p>
          </table:table-cell>
          <table:table-cell table:style-name="ce1" office:value-type="string" calcext:value-type="string">
            <text:p>Priorité</text:p>
          </table:table-cell>
          <table:table-cell table:style-name="ce1" office:value-type="string" calcext:value-type="string">
            <text:p>Test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Sprint</text:p>
          </table:table-cell>
          <table:table-cell table:style-name="ce1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'utilisateur écrit du code dans un éditeur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'utilisateur importe du code dans le logiciel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'utilisateur visualise les rapports d'erreurs du code</text:p>
          </table:table-cell>
          <table:table-cell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'utilisateur visualise l'évolution du modèle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'utilisateur modifie la vitesse (pause, pas à pas, parallèle)</text:p>
          </table:table-cell>
          <table:table-cell office:value-type="float" office:value="700" calcext:value-type="float">
            <text:p>700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 « dieu-tortue » interprète le code de l'utilisateur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e tortue crée une nouvelle tortue (avec un code)</text:p>
          </table:table-cell>
          <table:table-cell office:value-type="float" office:value="600" calcext:value-type="float">
            <text:p>600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tortues s'exécutent en parallèles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s tortues communiquent entre elles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e tortue se déplace dans l'environnement</text:p>
          </table:table-cell>
          <table:table-cell office:value-type="float" office:value="1300" calcext:value-type="float">
            <text:p>13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s tortues communiquent avec les zones de l'environnement</text:p>
          </table:table-cell>
          <table:table-cell office:value-type="float" office:value="1000" calcext:value-type="float">
            <text:p>1000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utilisateur exporte le code</text:p>
          </table:table-cell>
          <table:table-cell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utilisateur exporte le modèle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'utilisateur ajoute une entrée</text:p>
          </table:table-cell>
          <table:table-cell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'utilisateur remet à zéro l'environnement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nigvi </meta:initial-creator>
    <meta:creation-date>2015-02-13T15:25:20.742104322</meta:creation-date>
    <dc:date>2015-02-13T16:30:29.125017752</dc:date>
    <dc:creator>Ynigvi </dc:creator>
    <meta:editing-duration>PT4M7S</meta:editing-duration>
    <meta:editing-cycles>1</meta:editing-cycles>
    <meta:document-statistic meta:table-count="1" meta:cell-count="55" meta:object-count="0"/>
    <meta:generator>LibreOffice/4.2.7.2$Linux_x86 LibreOffice_project/420m0$Build-2</meta:generator>
  </office:meta>
</office:document-meta>
</file>